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style:font-name="Cambria" fo:font-size="14pt" style:font-size-asian="14pt" style:font-size-complex="14pt"/>
    </style:style>
    <style:style style:name="P3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fo:font-size="14pt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margin-left="0cm" fo:margin-right="0cm" fo:line-height="150%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ize="14pt"/>
    </style:style>
    <style:style style:name="T5" style:family="text">
      <style:text-properties fo:font-size="14pt" fo:language="en" fo:country="US"/>
    </style:style>
    <style:style style:name="T6" style:family="text">
      <style:text-properties fo:font-size="14pt"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style:font-name="Times New Roman2"/>
    </style:style>
    <style:style style:name="T9" style:family="text">
      <style:text-properties fo:font-variant="normal" fo:text-transform="none" style:font-name="Times New Roman2" fo:font-size="14pt"/>
    </style:style>
    <style:style style:name="T10" style:family="text">
      <style:text-properties style:font-name="Times New Roman2"/>
    </style:style>
    <style:style style:name="T11" style:family="text">
      <style:text-properties style:font-name="Times New Roman2" fo:font-size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История разработки</text:h>
          </table:table-cell>
        </table:table-row>
        <table:table-row table:style-name="Table1.2">
          <table:table-cell table:style-name="Table1.A2" office:value-type="string">
            <text:p text:style-name="P2">Первая версия <text:span text:style-name="T2">SimInTech</text:span>, пакет "МВТУ" (1995 г.), написанный с использованием среды объектно-ориентированного программирования Borland Pascal (ver. 7.0), являлась 16-битным программным кодом, функционирующим в средах Windows 3.x и NT (ver. 3.51, 4.0).</text:p>
            <text:p text:style-name="P5"><text:span text:style-name="T4">С появлением новой среды объектного программирования Delphi в 1995…96 г.г. была проведена частичная модернизация "МВТУ" (версия 1.5). Программные коды интерфейсных процедур и графических окон оболочки Пользователя (главный исполняемый файл – mbty.ехе) были полностью переработаны под среду программирования Delphi, а графический редактор структурных схем, все расчетные процедуры и библиотеки типовых блоков остались неизменными и функционировали в виде dll-приложения. Эта версия корректно функционировала в операционных системах (ОС) Windows 3.x и </text:span><text:span text:style-name="T5">Windows</text:span> <text:span text:style-name="T4">NT, а в Windows'95 графический редактор "МВТУ" вступал в конфликт с ОС: ряд </text:span><text:span text:style-name="T6">стандартных</text:span><text:span text:style-name="T4"> графических функций Borland Pascal (ver. 7.0) выполнялся с ошибками. Это, по-видимому, объясняется имеющимися недоработками в операционной системе Windows'95, так как в операционной системе Windows NT (ver. 4.0) программа "МВТУ" (версия 1.5) функционировала надежно.</text:span></text:p>
            <text:p text:style-name="P4">Для устранения недостатков, отмеченных в предыдущем абзаце, в 1997…98 г.г. все программные коды "МВТУ" были переработаны под Delphi, что обеспечило корректное функционирование программы "МВТУ" (версия 2.0) в среде <text:span text:style-name="T7">любой</text:span> из версий Windows (3.х, '95, '98, NT). </text:p>
            <text:p text:style-name="P4">Версии 1.5 и 2.0 успешно прошли апробацию и внедрены в учебный процесс многих кафедр МГТУ им. Н.Э. Баумана и других технических вузов РФ. В 1996…99гг. Также программное обеспечение использовано в проектных разработках ряда предприятий Минатома РФ и других организаций.</text:p>
            <text:p text:style-name="P4">Тем не менее, опыт использования "МВТУ" (версии 1.5 и 2.0) в учебном процессе и в отраслевых проектных разработках, а также дополнительные программные и сервисные возможности последних версий операционной системы Windows и сред объектно-ориентированного программирования показали, что можно качественно повысить расчетные и сервисные возможности программы.</text:p>
            <text:p text:style-name="P4">Поэтому в 2000 г. была начата, а в 2003 г. завершена разработка «МВТУ» версии 3.0. <text:soft-page-break/>Основными отличиями этой версии являются: унификация библиотеки типовых блоков; улучшенные сервисные возможности; возможность функционирования программного обеспечения не только на индивидуальной ПЭВМ, но и в режиме удаленного доступа в сети; новые режимы работы (частотный и корневой синтез, разработка приборных панелей и мнемосхем).</text:p>
            <text:p text:style-name="P5"><text:span text:style-name="T4">Среда динамического моделирования SimInTech, являющаяся дальнейшим развитием «МВТУ» (среда </text:span><text:span text:style-name="T5">SimInTech</text:span> <text:span text:style-name="T4">основана на технологиях версии ПК САПР «МВТУ» 4.0) внедрена и используется в следующих организациях:</text:span></text:p>
            <text:p text:style-name="P6"><text:span text:style-name="T10">1)</text:span><text:span text:style-name="T8"> </text:span><text:span text:style-name="T4">В проектных разработках ФГУП АТОМЭНЕРГОПРОЕКТ как средство отработки структуры и алгоритмов управления в АСУ ТП энергоблоков с водо-водяным реактором в составе ПК “РАДУГА-ЭУ” [2…17].</text:span></text:p>
            <text:p text:style-name="P6"><text:span text:style-name="T10">2)</text:span><text:span text:style-name="T8"> </text:span><text:span text:style-name="T4">В разработках ФГУП НИКИЭТ для моделирования нестационарных теплогидравлических и нейтронно-кинетических процессов, а также для разработки алгоритмов систем управления и защит применительно к проектному обоснованию ядерной безопасности ряда ядерных энергетических установок, включая:</text:span></text:p>
            <text:p text:style-name="P6"><text:span text:style-name="T11">-</text:span><text:span text:style-name="T9"> </text:span><text:span text:style-name="T4">расчетное обоснование ядерной безопасности проекта АС «Унитерм», предназначенной для тепло- и электроснабжения удаленных районов Дальнего Востока и Крайнего Севера;</text:span></text:p>
            <text:p text:style-name="P6"><text:span text:style-name="T11">-</text:span><text:span text:style-name="T9"> </text:span><text:span text:style-name="T4">расчетное обоснование ядерной безопасности проектов ядерных паропроизводящих установок (ЯППУ) с реактором интегрального типа для плавучих АЭС в переходных режимах и в проектных аварийных ситуациях;</text:span></text:p>
            <text:p text:style-name="P6"><text:span text:style-name="T11">-</text:span><text:span text:style-name="T9"> </text:span><text:span text:style-name="T4">моделирование нестационарных процессов в РУ БРЕСТ-ОД-300 со свинцовым теплоносителем применительно к проектному обоснованию технологических систем автоматического управления;</text:span></text:p>
            <text:p text:style-name="P6"><text:span text:style-name="T11">-</text:span><text:span text:style-name="T9"> </text:span><text:span text:style-name="T4">моделирование процессов в системах управления и защиты для расчетного обоснования алгоритмов комплексной системы контроля, управления и защиты (КСКУЗ) реакторов типа РБМК-1000.</text:span></text:p>
            <text:p text:style-name="P6"><text:span text:style-name="T10">3)</text:span><text:span text:style-name="T8"> </text:span><text:span text:style-name="T4">В учебном процессе ряда высших учебных заведений РФ как инструментальное средство при проведении лабораторных, курсовых и дипломных работ.</text:span></text:p>
            <text:p text:style-name="P6"><text:span text:style-name="T10">4)</text:span><text:span text:style-name="T8"> </text:span><text:span text:style-name="T4">Остальное множество внедрений приведено в других справочных материалах к ПО.</text:span>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значение SimInTech</dc:title>
    <dc:date>2016-11-07T10:28:44.72</dc:date>
    <meta:generator>OpenOffice/4.1.3$Win32 OpenOffice.org_project/413m1$Build-9783</meta:generator>
    <meta:editing-duration>PT5H24M48S</meta:editing-duration>
    <meta:editing-cycles>147</meta:editing-cycles>
    <meta:document-statistic meta:table-count="1" meta:image-count="0" meta:object-count="0" meta:page-count="3" meta:paragraph-count="16" meta:word-count="520" meta:character-count="4091"/>
    <meta:user-defined meta:name="Поле 1"/>
    <meta:user-defined meta:name="Поле 2"/>
    <meta:user-defined meta:name="Поле 3"/>
    <meta:user-defined meta:name="Поле 4"/>
  </office:meta>
</office:document-meta>
</file>